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da0ac" officeooo:paragraph-rsid="0004571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a0ac" officeooo:paragraph-rsid="000457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a0ac" officeooo:paragraph-rsid="00045712" style:font-size-asian="14pt" style:font-weight-asian="bold" style:font-size-complex="14pt" style:font-weight-complex="bold"/>
    </style:style>
    <style:style style:name="T1" style:family="text">
      <style:text-properties officeooo:rsid="00064766"/>
    </style:style>
    <style:style style:name="T2" style:family="text">
      <style:text-properties officeooo:rsid="000457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rcular Queue</text:p>
      <text:p text:style-name="P3"/>
      <text:p text:style-name="P1"><text:span text:style-name="T2">Output</text:span> :-</text:p>
      <text:p text:style-name="P1"/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1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2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3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4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<text:soft-page-break/>5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6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7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8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>9</text:p>
      <text:p text:style-name="P2">The element is enqueued successfully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1</text:p>
      <text:p text:style-name="P2">Enter the element you want to enqueue : </text:p>
      <text:p text:style-name="P2"/>
      <text:p text:style-name="P2">10</text:p>
      <text:p text:style-name="P2"><text:soft-page-break/>Cannot insert element as the queue is full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3</text:p>
      <text:p text:style-name="P2">At front <text:s text:c="7"/>0 <text:s text:c="6"/>8 <text:s text:c="6"/>1</text:p>
      <text:p text:style-name="P2">At rear <text:s text:c="8"/>0 <text:s text:c="6"/>8 <text:s text:c="6"/>9</text:p>
      <text:p text:style-name="P2">All from front <text:s/>0 <text:s text:c="6"/>8 <text:s text:c="6"/>1 2 3 4 5 6 7 8 9 </text:p>
      <text:p text:style-name="P2">All from rear <text:s text:c="2"/>0 <text:s text:c="6"/>8 <text:s text:c="6"/>9 8 7 6 5 4 3 2 1 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2</text:p>
      <text:p text:style-name="P2">dequeue operation successful, element 1 dequeued.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2</text:p>
      <text:p text:style-name="P2">dequeue operation successful, element 2 dequeued.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2</text:p>
      <text:p text:style-name="P2">dequeue operation successful, element 3 dequeued.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2</text:p>
      <text:p text:style-name="P2">dequeue operation successful, element 4 dequeued.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3</text:p>
      <text:p text:style-name="P2">At front <text:s text:c="7"/>4 <text:s text:c="6"/>8 <text:s text:c="6"/>5</text:p>
      <text:p text:style-name="P2"><text:soft-page-break/>At rear <text:s text:c="8"/>4 <text:s text:c="6"/>8 <text:s text:c="6"/>9</text:p>
      <text:p text:style-name="P2">All from front <text:s/>4 <text:s text:c="6"/>8 <text:s text:c="6"/>5 6 7 8 9 </text:p>
      <text:p text:style-name="P2">All from rear <text:s text:c="2"/>4 <text:s text:c="6"/>8 <text:s text:c="6"/>9 8 7 6 5 </text:p>
      <text:p text:style-name="P2">_______MENU_______</text:p>
      <text:p text:style-name="P2">1 - enqueue</text:p>
      <text:p text:style-name="P2">2 - dequeue</text:p>
      <text:p text:style-name="P2">3 - display</text:p>
      <text:p text:style-name="P2">4 - exit</text:p>
      <text:p text:style-name="P2">Enter your choice : </text:p>
      <text:p text:style-name="P2"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48:38.231387537</meta:creation-date>
    <dc:date>2023-12-17T17:49:55.617315532</dc:date>
    <meta:editing-duration>PT1M18S</meta:editing-duration>
    <meta:editing-cycles>1</meta:editing-cycles>
    <meta:document-statistic meta:table-count="0" meta:image-count="0" meta:object-count="0" meta:page-count="4" meta:paragraph-count="163" meta:word-count="545" meta:character-count="2672" meta:non-whitespace-character-count="2127"/>
    <meta:generator>LibreOffice/7.3.7.2$Linux_X86_64 LibreOffice_project/30$Build-2</meta:generator>
  </office:meta>
</office:document-meta>
</file>